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fo:margin-top="0.0833in" fo:margin-bottom="0.0833in" fo:line-height="100%" style:page-number="1"/>
      <style:text-properties style:font-name="Georgia" style:font-name-asian="Georgia" style:font-name-complex="Georgia" fo:color="#000000" fo:font-size="21.5pt" style:font-size-asian="21.5pt" style:font-size-complex="21.5pt"/>
    </style:style>
    <style:style style:name="P2" style:parent-style-name="Standard" style:family="paragraph">
      <style:paragraph-properties fo:widows="2" fo:orphans="2" fo:margin-top="0.0833in" fo:margin-bottom="0.0833in" fo:line-height="100%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P8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9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10" style:parent-style-name="Standard" style:family="paragraph">
      <style:paragraph-properties fo:margin-top="0.0833in" fo:margin-bottom="0.0833in" fo:background-color="#FFFFFF"/>
    </style:style>
    <style:style style:name="T1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1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18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19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2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2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22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24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25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  <style:text-properties fo:language="en" fo:country="US"/>
    </style:style>
    <style:style style:name="P26" style:parent-style-name="Standard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27" style:parent-style-name="Standard" style:family="paragraph">
      <style:paragraph-properties fo:keep-with-next="always" fo:keep-together="always" fo:margin-top="0.1666in" fo:margin-bottom="0.0416in" fo:background-color="#FFFFFF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28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29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30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3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2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3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4" style:parent-style-name="DefaultParagraphFont" style:family="text">
      <style:text-properties style:font-name="Arial" style:font-name-asian="Arial" style:font-name-complex="Arial" fo:color="#222222" fo:font-size="10.5pt" style:font-size-asian="10.5pt" style:font-size-complex="10.5pt" fo:background-color="#FFFFFF"/>
    </style:style>
    <style:style style:name="P35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36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37" style:parent-style-name="DefaultParagraphFont" style:family="text">
      <style:text-properties style:font-name="Georgia" fo:color="#000000" fo:font-size="10.5pt" style:font-size-asian="10.5pt" style:font-size-complex="10.5pt" fo:background-color="#FFFFFF" fo:language="en" fo:country="US"/>
    </style:style>
    <style:style style:name="T38" style:parent-style-name="DefaultParagraphFont" style:family="text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T39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40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41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42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P43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44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45" style:parent-style-name="Hyperlink" style:family="text">
      <style:text-properties style:font-name="Arial" style:font-name-complex="Arial" fo:color="#003399" fo:font-size="10.5pt" style:font-size-asian="10.5pt" style:font-size-complex="10.5pt" fo:language="en" fo:country="US"/>
    </style:style>
    <style:style style:name="T46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47" style:parent-style-name="Hyperlink" style:family="text">
      <style:text-properties style:font-name="Arial" style:font-name-complex="Arial" fo:background-color="#FFFFFF" fo:language="en" fo:country="US"/>
    </style:style>
    <style:style style:name="T48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P49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50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51" style:parent-style-name="DefaultParagraphFont" style:family="text">
      <style:text-properties style:font-name="Arial" style:font-name-complex="Arial" fo:font-size="10.5pt" style:font-size-asian="10.5pt" style:font-size-complex="10.5pt" fo:language="en" fo:country="US"/>
    </style:style>
    <style:style style:name="T52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53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4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P55" style:parent-style-name="Standard" style:family="paragraph">
      <style:paragraph-properties fo:margin-top="0.1666in" fo:margin-bottom="0in" fo:line-height="100%" fo:background-color="#FFFFFF">
        <style:tab-stops>
          <style:tab-stop style:type="left" style:position="0in"/>
        </style:tab-stops>
      </style:paragraph-properties>
    </style:style>
    <style:style style:name="T56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57" style:parent-style-name="Standard" style:family="paragraph">
      <style:paragraph-properties fo:widows="2" fo:orphans="2" fo:margin-top="0.0694in" fo:margin-bottom="0.0166in" fo:line-height="100%" fo:background-color="#FFFFFF"/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58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P59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T60" style:parent-style-name="Hyperlink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T63" style:parent-style-name="Hyperlink" style:family="text">
      <style:text-properties style:font-name="Georgia" fo:font-size="10.5pt" style:font-size-asian="10.5pt" style:font-size-complex="10.5pt" fo:background-color="#FFFFFF"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Standard" style:family="paragraph">
      <style:paragraph-properties fo:widows="2" fo:orphans="2" fo:margin-top="0.0694in" fo:margin-bottom="0.0166in" fo:line-height="100%" fo:background-color="#FFFFFF"/>
    </style:style>
    <style:style style:name="T66" style:parent-style-name="Hyperlink" style:family="text">
      <style:text-properties fo:language="en" fo:country="US"/>
    </style:style>
    <style:style style:name="P67" style:parent-style-name="Standard" style:family="paragraph">
      <style:paragraph-properties fo:widows="2" fo:orphans="2" fo:margin-top="0.0694in" fo:margin-bottom="0.0166in" fo:line-height="100%" fo:margin-left="0.5in" fo:background-color="#FFFFFF">
        <style:tab-stops/>
      </style:paragraph-properties>
    </style:style>
  </office:automatic-styles>
  <office:body>
    <office:text text:use-soft-page-breaks="true">
      <text:p text:style-name="P1">Agata Ciabattoni</text:p>
      <text:p text:style-name="P2"><text:span text:style-name="T3">Agata Ciabattoni<text:s/></text:span><text:span text:style-name="T4">(*1971 in Ripatransone ) ist eine italieniesche Informatikerin und Professorin am Institut für Computersprachen an der </text:span><text:a xlink:href="https://de.wikipedia.org/wiki/Technische_Universität_Wien" office:target-frame-name="_top" xlink:show="replace"><text:span text:style-name="T5">Technischen Universität Wien</text:span></text:a><text:span text:style-name="T6">. Ihr Forschungsschwerpunkt liegt auf<text:s/></text:span><text:span text:style-name="T7">nicht klassische Logiken in Informatik.</text:span></text:p>
      <text:list text:style-name="WWNum1" text:continue-numbering="true">
        <text:list-item>
          <text:list>
            <text:list-item>
              <text:p text:style-name="P8"><text:span text:style-name="T9">Leben</text:span></text:p>
            </text:list-item>
          </text:list>
        </text:list-item>
      </text:list>
      <text:p text:style-name="P10"><text:span text:style-name="T11">Agata Ciabattoni, geboren 1971 in Ripatransone in Italien, beendete ihr</text:span><text:span text:style-name="T12"><text:s/>Master Studium 1994 an der Universität von Bologna, Italien und im Jahr 2000 erwarb sie den Akademischen Grad Dipl.-Ing an der Universität von Mailand, Italien under der Leitung von Daniele Mundici. Im Jahr 2000 übersiedelte sie mit Unterstützung eines Ma</text:span><text:span text:style-name="T13">rie-Curie-Stipendiums der EU nach Wien, 2007 habilitierte sie sich an der TU Wien<text:s/></text:span><text:a xlink:href="https://www.derstandard.at/story/1308679891809/eine-logische-klasse-fuer-sich" office:target-frame-name="_top" xlink:show="replace"><text:span text:style-name="T14">(source en wikipedia)</text:span></text:a><text:span text:style-name="T15">. Im Zeitraum von 2006 bis 2012 arbeite sie als unabhängig</text:span><text:span text:style-name="T16">e Forscherin in ihren Projekten: Fuzzy Logic: from Mathematics to Medical Applications (2008-2012) gefördert durch <text:s/>WWTF und A (Semantic) Characterization of Cut-Elimination (2006-2009) gefördert durch FWF,. Zwischen 2010 bis 2012 war sie Forschungsassiste</text:span><text:span text:style-name="T17">ntin an der TU Wien. Seit 2012 ist sie ordentliche Professorin an der TU Wien.</text:span></text:p>
      <text:list text:style-name="WWNum1" text:continue-numbering="true">
        <text:list-item>
          <text:list>
            <text:list-item>
              <text:p text:style-name="P18"><text:span text:style-name="T19">Publikationen (Auswahl)</text:span></text:p>
            </text:list-item>
          </text:list>
        </text:list-item>
        <text:list-item>
          <text:p text:style-name="P20"><text:span text:style-name="T21">Im Januar 2020 hatte Ludwig einen h-Index von 22 und wurde 1544-mal zitiert (Google Scholar). Es folgt eine Auswahl ihrer meistzitierten Arbeiten: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<text:span text:style-name="T23">A Ciab</text:span><text:span text:style-name="T24">attoni, N Galatos, K Terui (2008) From axioms to analytic rules in nonclassical logics, 3rd Annual IEEE Symposium on Logic in Computer Scienc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M Baaz, A Ciabattoni, CG Fermüller (2003) Hypersequent calculi for Gödel logics—a survey, Journal of Logic and<text:s/>Computation</text:p>
                                </text:list-item>
                                <text:list-item>
                                  <text:p text:style-name="P27">A Ciabattoni, N Galatos, K Terui (2012) Algebraic proof theory for substructural logics: cut-elimination and completions, Annals of Pure and Applied Logic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<text:span text:style-name="T29">Forschung</text:span></text:p>
            </text:list-item>
            <text:list-item>
              <text:p text:style-name="P30"><text:span text:style-name="T31">Ihr Forschungsschwerpunkt liegt auf Theorie und Logik.<text:s/></text:span><text:s/><text:span text:style-name="T32">Agata Ciabattoni ist<text:s/></text:span><text:span text:style-name="T33">Leiterin von Projekte, die von verschiedenen Fördergebiete unterstützt sind, wie z.B. FWF, WWTF, FFG etc. <text:s/></text:span><text:span text:style-name="T34">Im Folgenden ist eine Auswahl ihrer aktuellen und abgeschlossenen Forschungsprojektе angeführt:</text:span></text:p>
            </text:list-item>
          </text:list>
        </text:list-item>
      </text:list>
      <text:list text:style-name="LFO2" text:continue-numbering="true">
        <text:list-item>
          <text:p text:style-name="P35"><text:span text:style-name="T36">2019 - 2020</text:span><text:span text:style-name="T37"><text:s/>V</text:span><text:span text:style-name="T38">OLKSWAGEN Stiftung</text:span><text:span text:style-name="T39">.<text:s/></text:span><text:a xlink:href="https://tiss.tuwien.ac.at/fpl/project/index.xhtml?id=1646838" office:target-frame-name="_top" xlink:show="replace"><text:span text:style-name="T40">Norm-based rea</text:span><text:bookmark-start text:name="_Hlt30350672"/><text:bookmark-start text:name="_Hlt30350673"/><text:span text:style-name="T41">s</text:span><text:bookmark-end text:name="_Hlt30350672"/><text:bookmark-end text:name="_Hlt30350673"/><text:span text:style-name="T42">oning: from legal and moral traditions to AI systems</text:span></text:a></text:p>
        </text:list-item>
        <text:list-item>
          <text:p text:style-name="P43"><text:span text:style-name="T44">2011 - 2017: </text:span><text:a xlink:href="https://www.fwf.ac.at/en/" office:target-frame-name="_top" xlink:show="replace"><text:span text:style-name="T45">FWF</text:span></text:a><text:span text:style-name="T46"> Project </text:span><text:a xlink:href="https://tiss.tuwien.ac.at/fpl/project/index.xhtml?id=9982" office:target-frame-name="_top" xlink:show="replace"><text:span text:style-name="T47">Non classical proofs: Theory, Applications and Tools</text:span></text:a><text:span text:style-name="T48"><text:s/>(START prize)</text:span></text:p>
        </text:list-item>
        <text:list-item>
          <text:p text:style-name="P49"><text:span text:style-name="T50">2017 - 2022: </text:span><text:span text:style-name="T51">WWFT</text:span><text:span text:style-name="T52"> Project </text:span><text:a xlink:href="https://tiss.tuwien.ac.at/fpl/project/index.xhtml?id=1380621" office:target-frame-name="_top" xlink:show="replace"><text:span text:style-name="T53">Reasoning To</text:span><text:span text:style-name="T54">ols for Deontic Logic and Applications to Indian Sacred Texts </text:span></text:a></text:p>
        </text:list-item>
      </text:list>
      <text:list text:style-name="WWNum1" text:continue-numbering="true">
        <text:list-item>
          <text:list>
            <text:list-item>
              <text:p text:style-name="P55"><text:span text:style-name="T56">Weblinks</text:span></text:p>
            </text:list-item>
          </text:list>
        </text:list-item>
      </text:list>
      <text:p text:style-name="P57"/>
      <text:list text:style-name="LFO3" text:continue-numbering="true">
        <text:list-item>
          <text:p text:style-name="P58"><text:a xlink:href="https://www.femtech.at/sites/default/files/Personenportrait_Ciabattoni_EDM_13_Nov_01.pdf" office:target-frame-name="_top" xlink:show="replace"><text:span text:style-name="Hyperlink">Lebenslauf von Agata Ciabattoni</text:span></text:a></text:p>
        </text:list-item>
        <text:list-item>
          <text:p text:style-name="P59"><text:a xlink:href="https://www.femtech.at/user/12830" office:target-frame-name="_top" xlink:show="replace"><text:span text:style-name="T60">FEMtech, Agata Ciabattoni</text:span></text:a><text:span text:style-name="T61"><text:s/></text:span></text:p>
        </text:list-item>
        <text:list-item>
          <text:p text:style-name="P62"><text:a xlink:href="https://www.logic.at/staff/agata/" office:target-frame-name="_top" xlink:show="replace"><text:span text:style-name="T63">Agata Ciabattoni bei Inst. of Logic &amp; Computation</text:span></text:a><text:span text:style-name="T64"><text:s/></text:span></text:p>
        </text:list-item>
        <text:list-item>
          <text:p text:style-name="P65"><text:a xlink:href="https://scholar.google.com/citations?user=pAyqI0wAAAAJ&amp;hl=en" office:target-frame-name="_top" xlink:show="replace"><text:span text:style-name="T66">Google Scholar</text:span></text:a></text:p>
        </text:list-item>
      </text:list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 fo:line-height="102%"/>
      <style:text-properties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 fo:line-height="102%"/>
      <style:text-properties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Arial" style:font-name-asian="Arial" style:font-name-complex="Arial" fo:font-size="10pt" style:font-size-asian="10pt" style:font-size-complex="10pt" fo:background-color="#FFFFFF"/>
    </style:style>
    <style:style style:name="ListLabel3" style:display-name="ListLabel 3" style:family="text">
      <style:text-properties style:font-name="Arial" style:font-name-asian="Arial" style:font-name-complex="Arial" fo:color="#1155CC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WWNum1" style:display-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Mohammad Zandpour</dc:creator>
    <meta:creation-date>2020-01-04T09:37:00Z</meta:creation-date>
    <dc:date>2020-01-20T12:03:00Z</dc:date>
    <meta:print-date>2020-01-20T12:03:00Z</meta:print-date>
    <meta:template xlink:href="Normal.dotm" xlink:type="simple"/>
    <meta:editing-cycles>8</meta:editing-cycles>
    <meta:editing-duration>PT0S</meta:editing-duration>
    <meta:document-statistic meta:page-count="2" meta:paragraph-count="6" meta:word-count="429" meta:character-count="3131" meta:row-count="22" meta:non-whitespace-character-count="2708"/>
  </office:meta>
</office:document-meta>
</file>